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/>
    <text:list-style style:name="L1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ziom łatwy:</text:p>
      <text:p text:style-name="Standard"/>
      <text:p text:style-name="Standard">1.MVC we wzorcach projektowych to skrót od:</text:p>
      <text:p text:style-name="Standard"><text:s text:c="2"/>a) Model-View-Controller <text:s text:c="2"/>(prawidłowa)</text:p>
      <text:p text:style-name="Standard"><text:s text:c="2"/>b) Minnesota Valley Conference</text:p>
      <text:p text:style-name="Standard"><text:s text:c="2"/>c) Mute-View-Controller</text:p>
      <text:p text:style-name="Standard"><text:s text:c="2"/>d) Mac Version Control</text:p>
      <text:p text:style-name="Standard"/>
      <text:p text:style-name="Standard">2.Z jakich wzorców wywodzą się wzorce projektowe w informatyce:</text:p>
      <text:p text:style-name="Standard"><text:s text:c="2"/>a) z wzorców projektowych w architekturze <text:s/>(prawidłowa)</text:p>
      <text:p text:style-name="Standard"><text:s text:c="2"/>b) z wzorców projektowych w matematyce</text:p>
      <text:p text:style-name="Standard"><text:s text:c="2"/>c) z wzorców projektowych w muzyce</text:p>
      <text:p text:style-name="Standard"><text:s text:c="2"/>d) z wzorców projektowych w modzie</text:p>
      <text:p text:style-name="Standard"/>
      <text:p text:style-name="Standard">3.Termin wzorca projektowego został spopularyzowany w 1995r. przez tzw.:</text:p>
      <text:p text:style-name="Standard"><text:s text:c="2"/>a) Zgraję Czterech</text:p>
      <text:p text:style-name="Standard"><text:s text:c="2"/>b) Bandę Czterech <text:s/>(prawidłowa)</text:p>
      <text:p text:style-name="Standard"><text:s text:c="2"/>c) Kwartet</text:p>
      <text:p text:style-name="Standard"><text:s text:c="2"/>d) OOPSLA</text:p>
      <text:p text:style-name="Standard"/>
      <text:p text:style-name="Standard">4.We wzorcu Obserwator wyróżniamy dwa podstawowe typy obiektów:</text:p>
      <text:p text:style-name="Standard"><text:s text:c="2"/>a) drzewo, gałąź</text:p>
      <text:p text:style-name="Standard"><text:s text:c="2"/>b) obserwowany (podmiot), obserwator <text:s/>(prawidłowa)</text:p>
      <text:p text:style-name="Standard"><text:s text:c="2"/>c) obserwatorium, latarnia</text:p>
      <text:p text:style-name="Standard"><text:s text:c="2"/>d) koncepcja, inwigilacja</text:p>
      <text:p text:style-name="Standard"/>
      <text:p text:style-name="Standard">5.W inżynierii oprogramowania, uniwersalne, sprawdzone w praktyce rozwiązanie często pojawiających się, powtarzalnych problemów projektowych to:</text:p>
      <text:p text:style-name="Standard"><text:s text:c="2"/>a) wzorzec pomysłowy</text:p>
      <text:p text:style-name="Standard"><text:s text:c="2"/>b) OOT</text:p>
      <text:p text:style-name="Standard"><text:s text:c="2"/>c) Wzorzec finansowy</text:p>
      <text:p text:style-name="Standard"><text:s text:c="2"/>d) Wzorzec projektowy (prawidłowa)</text:p>
      <text:p text:style-name="Standard"/>
      <text:p text:style-name="Standard"/>
      <text:p text:style-name="P1">Poziom średni:</text:p>
      <text:p text:style-name="Standard"/>
      <text:p text:style-name="Standard">1.Inne określenie na ten wzorzec to "Waga piórkowa":</text:p>
      <text:p text:style-name="Standard"><text:s text:c="2"/>a) Bird Weight</text:p>
      <text:p text:style-name="Standard"><text:s text:c="2"/>b) Plume weight</text:p>
      <text:p text:style-name="Standard"><text:s text:c="2"/>c) Flyweight <text:s text:c="3"/>(prawidłowa)</text:p>
      <text:p text:style-name="Standard"><text:s text:c="2"/>d) Fluflu</text:p>
      <text:p text:style-name="Standard"/>
      <text:p text:style-name="Standard">2.Zadaniem tego wzorca jest zapamiętanie i udostępnienie na zewnątrz wewnętrznego stanu obiektu bez naruszania hermetyzacji. Wzorzec ten to:</text:p>
      <text:p text:style-name="Standard"><text:s text:c="2"/>a) Wzorzec Pamiątka <text:s text:c="3"/>(prawidłowa)</text:p>
      <text:p text:style-name="Standard"><text:s text:c="2"/>b) Wzorzec Zapamiętywacz</text:p>
      <text:p text:style-name="Standard"><text:s text:c="2"/>c) Wzorzec Memorize</text:p>
      <text:p text:style-name="Standard"><text:s text:c="2"/>d) Wzorzec Move</text:p>
      <text:p text:style-name="Standard"/>
      <text:p text:style-name="Standard">3.Wzorzec ten składa się z: Kontekstu, Stanu abstrakcyjnego i Stanu konkretnego:</text:p>
      <text:p text:style-name="Standard"><text:s text:c="2"/>a) Wzorzec Composite</text:p>
      <text:p text:style-name="Standard"><text:s text:c="2"/>b) Wzorzec Singleton <text:s text:c="2"/></text:p>
      <text:p text:style-name="Standard"><text:soft-page-break/><text:s text:c="2"/>c) Wzorzec State (Stan) <text:s text:c="2"/>(prawidłowa)</text:p>
      <text:p text:style-name="Standard"><text:s text:c="2"/>d) Wzorzec Most</text:p>
      <text:p text:style-name="Standard"/>
      <text:p text:style-name="Standard">4.Celem tego wzorca jest rozdzielenie sposobu tworzenia obiektów od ich reprezentacji.</text:p>
      <text:p text:style-name="Standard"><text:s text:c="2"/>Zazwyczaj stosowany jest do konstrukcji obiektów złożonych. Wzorzec ten to:</text:p>
      <text:p text:style-name="Standard"><text:s text:c="2"/>a) Wzorzec Pamiątka</text:p>
      <text:p text:style-name="Standard"><text:s text:c="2"/>b) Wzorzec Obserwator</text:p>
      <text:p text:style-name="Standard"><text:s text:c="2"/>c) Wzorzec Budowniczy <text:s/>(prawidłowa)</text:p>
      <text:p text:style-name="Standard"><text:s text:c="2"/>d) Wzorzec Tęcza</text:p>
      <text:p text:style-name="Standard"/>
      <text:p text:style-name="Standard">5.Celem wzorca Prototyp jest:</text:p>
      <text:p text:style-name="Standard"><text:s text:c="2"/>a) opakowanie oryginalnej klasy w nową klasę "dekorującą"</text:p>
      <text:p text:style-name="Standard"><text:s text:c="2"/>b) stworzenie protypu wynalazku</text:p>
      <text:p text:style-name="Standard"><text:s text:c="2"/>c) umożliwienie tworzenia obiektów danej klasy bądź klas z wykorzystaniem już istniejącego <text:s text:c="3"/>obiektu, zwanego prototypem <text:s text:c="3"/>(prawidłowa)</text:p>
      <text:list xml:id="list37580127" text:style-name="L1">
        <text:list-item>
          <text:p text:style-name="P2">zapewnienie sekwencyjnego dostępu do podobiektów zgrupowanych w większym obiekcie</text:p>
        </text:list-item>
        <text:list-item>
          <text:p text:style-name="P2"/>
        </text:list-item>
      </text:list>
      <text:p text:style-name="Standard"/>
      <text:p text:style-name="Standard">1. Do wzorców kreacyjnych NIE zaliczamy wzorca:</text:p>
      <text:p text:style-name="Standard">A. Prototyp</text:p>
      <text:p text:style-name="Standard">B. Fasada</text:p>
      <text:p text:style-name="Standard">C. Metoda wytwórcza</text:p>
      <text:p text:style-name="Standard">D. Singleton</text:p>
      <text:p text:style-name="Standard"/>
      <text:p text:style-name="Standard">B</text:p>
      <text:p text:style-name="Standard"/>
      <text:p text:style-name="Standard">2. Obiekt informuje inne obiekty o zmiane stanu określonych obiektów.</text:p>
      <text:p text:style-name="Standard">A. Fasada</text:p>
      <text:p text:style-name="Standard">B. Pyłek</text:p>
      <text:p text:style-name="Standard">C. Obserwator</text:p>
      <text:p text:style-name="Standard">D. Singleton</text:p>
      <text:p text:style-name="Standard"><text:s/></text:p>
      <text:p text:style-name="Standard">C</text:p>
      <text:p text:style-name="Standard"/>
      <text:p text:style-name="Standard">3. Wzorzec zapewniający istnienie tylko jednej instancji pewnej klasy w całym systemie</text:p>
      <text:p text:style-name="Standard">A. Prototyp</text:p>
      <text:p text:style-name="Standard">B. Interpreter</text:p>
      <text:p text:style-name="Standard">C. Singleton</text:p>
      <text:p text:style-name="Standard">D. Most</text:p>
      <text:p text:style-name="Standard"/>
      <text:p text:style-name="Standard"/>
      <text:p text:style-name="Standard">4. Wzorzec pozwalający na dodawanie nowych funkcjonalności do istniejących klas dynamicznie - w trakcie działania programu.</text:p>
      <text:p text:style-name="Standard">A. Dekorator</text:p>
      <text:p text:style-name="Standard">B. Singleton</text:p>
      <text:p text:style-name="Standard">C. Pyłek</text:p>
      <text:p text:style-name="Standard">D. MVC</text:p>
      <text:p text:style-name="Standard"/>
      <text:p text:style-name="Standard">A</text:p>
      <text:p text:style-name="Standard"/>
      <text:p text:style-name="Standard">5. Wzorzec, który często implementuje klasy fabryk abstrakcyjnych</text:p>
      <text:p text:style-name="Standard">A. Dekorator</text:p>
      <text:p text:style-name="Standard"><text:soft-page-break/>B. MVC</text:p>
      <text:p text:style-name="Standard">C. Prototyp</text:p>
      <text:p text:style-name="Standard">D. Strategia</text:p>
      <text:p text:style-name="Standard"/>
      <text:p text:style-name="Standard">C</text:p>
      <text:p text:style-name="Standard"/>
      <text:p text:style-name="Standard">6. Wzorzec pozwalający na tworzenie obiektów, których typy nie są ze sobą powiązane</text:p>
      <text:p text:style-name="Standard">A. Strategia</text:p>
      <text:p text:style-name="Standard">B. Metoda wytwórcza</text:p>
      <text:p text:style-name="Standard">C. Singleton</text:p>
      <text:p text:style-name="Standard">D. Fasada</text:p>
      <text:p text:style-name="Standard"/>
      <text:p text:style-name="Standard">B</text:p>
      <text:p text:style-name="Standard"/>
      <text:p text:style-name="Standard">7. Wzorzec umożliwiający tworzenie obiektów na podstawie przykładowej instancji</text:p>
      <text:p text:style-name="Standard">A. MVC</text:p>
      <text:p text:style-name="Standard">B. Dekorator</text:p>
      <text:p text:style-name="Standard">C. Strategia</text:p>
      <text:p text:style-name="Standard">D. Prototyp</text:p>
      <text:p text:style-name="Standard"/>
      <text:p text:style-name="Standard">D</text:p>
      <text:p text:style-name="Standard"/>
      <text:p text:style-name="Standard">8. W którym języku programowania najłatwiej jest zaimplementować wzorzec projektowy?</text:p>
      <text:p text:style-name="Standard">A. C</text:p>
      <text:p text:style-name="Standard">B. Fortran</text:p>
      <text:p text:style-name="Standard">C. C#</text:p>
      <text:p text:style-name="Standard">D. Prolog</text:p>
      <text:p text:style-name="Standard"/>
      <text:p text:style-name="Standard">C</text:p>
      <text:p text:style-name="Standard"/>
      <text:p text:style-name="Standard">9. W jakim celu stosuje się wzorce projektowe?</text:p>
      <text:p text:style-name="Standard">A. Łatwiejsze testowanie aplikacji</text:p>
      <text:p text:style-name="Standard">B. Szybsze pisanie aplikacji</text:p>
      <text:p text:style-name="Standard">C. Większa podatność programu na późniejsze modyfikacje</text:p>
      <text:p text:style-name="Standard">D. Szybsze działanie aplikacji</text:p>
      <text:p text:style-name="Standard"/>
      <text:p text:style-name="Standard">C</text:p>
      <text:p text:style-name="Standard"/>
      <text:p text:style-name="Standard">10. Która nazwa NIE określa wzorca projektowego?</text:p>
      <text:p text:style-name="Standard">A. Iterator</text:p>
      <text:p text:style-name="Standard">B. Interpreter</text:p>
      <text:p text:style-name="Standard">C. Dekorator</text:p>
      <text:p text:style-name="Standard">D. Dekoder</text:p>
      <text:p text:style-name="Standard"/>
      <text:p text:style-name="Standard">D</text:p>
      <text:p text:style-name="Standard"/>
      <text:p text:style-name="Standard">11. "Wirtualny konstruktor" to inaczej:</text:p>
      <text:p text:style-name="Standard">A. Metoda wytwórcza</text:p>
      <text:p text:style-name="Standard">B. Singleton</text:p>
      <text:p text:style-name="Standard">C. Pyłek</text:p>
      <text:p text:style-name="Standard">D. Strategia</text:p>
      <text:p text:style-name="Standard"/>
      <text:p text:style-name="Standard"><text:soft-page-break/>A</text:p>
      <text:p text:style-name="Standard"/>
      <text:p text:style-name="Standard">12. Która nazwa NIE określa wzorca projektowego?</text:p>
      <text:p text:style-name="Standard">A. Iterator</text:p>
      <text:p text:style-name="Standard">B. Mediator</text:p>
      <text:p text:style-name="Standard">C. Translator</text:p>
      <text:p text:style-name="Standard">D. Dekorator</text:p>
      <text:p text:style-name="Standard"/>
      <text:p text:style-name="Standard">C</text:p>
      <text:p text:style-name="Standard"/>
      <text:p text:style-name="Standard">13. Który z podanych wzorców jest wzorcem kreacyjnym?</text:p>
      <text:p text:style-name="Standard">A. Fasada</text:p>
      <text:p text:style-name="Standard">B. Singleton</text:p>
      <text:p text:style-name="Standard">C. Strategia</text:p>
      <text:p text:style-name="Standard">D. Most</text:p>
      <text:p text:style-name="Standard"/>
      <text:p text:style-name="Standard">B</text:p>
      <text:p text:style-name="Standard"/>
      <text:p text:style-name="Standard">14. Który z podanych wzorców jest wzorcem czynnościowym?</text:p>
      <text:p text:style-name="Standard">A. Kompozyt</text:p>
      <text:p text:style-name="Standard">B. Strategia</text:p>
      <text:p text:style-name="Standard">C. Budowniczy</text:p>
      <text:p text:style-name="Standard">D. Dekorator</text:p>
      <text:p text:style-name="Standard"/>
      <text:p text:style-name="Standard">B</text:p>
      <text:p text:style-name="Standard"/>
      <text:p text:style-name="Standard">15. Który z podanych wzorców jest wzorcem strukturalnym?</text:p>
      <text:p text:style-name="Standard"/>
      <text:p text:style-name="Standard">A. Dekorator</text:p>
      <text:p text:style-name="Standard">B. Prototyp</text:p>
      <text:p text:style-name="Standard">C. Polecenie</text:p>
      <text:p text:style-name="Standard">D. Stan</text:p>
      <text:p text:style-name="Standard"/>
      <text:p text:style-name="Standard">A</text:p>
      <text:p text:style-name="Standard"/>
      <text:p text:style-name="Standard">16.Który z podanych wzorców NIE jest wzorcem strukturalnym?</text:p>
      <text:p text:style-name="Standard">A. Adapter</text:p>
      <text:p text:style-name="Standard">B. Most</text:p>
      <text:p text:style-name="Standard">C. Interpreter</text:p>
      <text:p text:style-name="Standard">D. Dekorator</text:p>
      <text:p text:style-name="Standard"/>
      <text:p text:style-name="Standard">C</text:p>
      <text:p text:style-name="Standard"/>
      <text:p text:style-name="Standard">17. Wzorzec, który ułatwia dostęp do złożonego systemu poprzed ujednolicenie jego interfejsu to:</text:p>
      <text:p text:style-name="Standard">A. Most</text:p>
      <text:p text:style-name="Standard">B. Adapter</text:p>
      <text:p text:style-name="Standard">C. Fasada</text:p>
      <text:p text:style-name="Standard">D. Dekorator</text:p>
      <text:p text:style-name="Standard"/>
      <text:p text:style-name="Standard">C</text:p>
      <text:p text:style-name="Standard"/>
      <text:p text:style-name="Standard">18. Wybierz podpunkt, który nie pasuje do pozostałych:</text:p>
      <text:p text:style-name="Standard"><text:soft-page-break/>A. Proxy</text:p>
      <text:p text:style-name="Standard">B. Obiekt zastępczy</text:p>
      <text:p text:style-name="Standard">C. Pełnomocnik</text:p>
      <text:p text:style-name="Standard">D. Fasada</text:p>
      <text:p text:style-name="Standard"/>
      <text:p text:style-name="Standard">D</text:p>
      <text:p text:style-name="Standard"/>
      <text:p text:style-name="Standard">19. Mając do zaprojektowania aplikację desktopową, która zapewnia użytkownikowi możliwość cofania dokonanych w programie zmian, najlepiej jest użyć wzorca:</text:p>
      <text:p text:style-name="Standard">A. Kompozyt</text:p>
      <text:p text:style-name="Standard">B. Budowniczy</text:p>
      <text:p text:style-name="Standard">C. Polecenie</text:p>
      <text:p text:style-name="Standard">D. Pyłek</text:p>
      <text:p text:style-name="Standard"/>
      <text:p text:style-name="Standard">C</text:p>
      <text:p text:style-name="Standard"/>
      <text:p text:style-name="Standard">20. Mając do zaprojektowania aplikację desktopową, która zapewnia użytkownikowi możliwość przeglądania historii zmian dokonanych w programie, najlepiej jest użyć wzorca:</text:p>
      <text:p text:style-name="Standard">A. Kompozyt</text:p>
      <text:p text:style-name="Standard">B. Budowniczy</text:p>
      <text:p text:style-name="Standard">C. Polecenie</text:p>
      <text:p text:style-name="Standard">D. Pyłek</text:p>
      <text:p text:style-name="Standard"/>
      <text:p text:style-name="Standard">C</text:p>
      <text:p text:style-name="Standard"/>
      <text:p text:style-name="Standard">21. Wzorzec, który pozwala zgrupować dużą ilość obiektów tej samej klasy w jednym miejscu</text:p>
      <text:p text:style-name="Standard">A. Kompozyt</text:p>
      <text:p text:style-name="Standard">B. Polecenie</text:p>
      <text:p text:style-name="Standard">C. Singleton</text:p>
      <text:p text:style-name="Standard">D. Pyłek</text:p>
      <text:p text:style-name="Standard"/>
      <text:p text:style-name="Standard">D</text:p>
      <text:p text:style-name="Standard"/>
      <text:p text:style-name="Standard">22. Komunikację między formularzem aplikacji okienkowej a jej kontolerem można zaimplementować stosując wzorzec:</text:p>
      <text:p text:style-name="Standard">A. Obserwator</text:p>
      <text:p text:style-name="Standard">B. Singleton</text:p>
      <text:p text:style-name="Standard">C. Fabryka</text:p>
      <text:p text:style-name="Standard">D. Prototyp</text:p>
      <text:p text:style-name="Standard"/>
      <text:p text:style-name="Standard">A</text:p>
      <text:p text:style-name="Standard"/>
      <text:p text:style-name="Standard">23. Chcąc stworzyć aplikację do przeszukiwania tekstu dającą użytkownikowi możliwość wyboru algorytmu przeszukiwana, można zastosować wzorzec: </text:p>
      <text:p text:style-name="Standard">A. Singleton</text:p>
      <text:p text:style-name="Standard">B. Prototyp</text:p>
      <text:p text:style-name="Standard">C. Pyłek</text:p>
      <text:p text:style-name="Standard">D. Strategia</text:p>
      <text:p text:style-name="Standard"/>
      <text:p text:style-name="Standard">D</text:p>
      <text:p text:style-name="Standard"/>
      <text:p text:style-name="Standard">24. Do zaprojektowania aplikacji "kalkulator" można wykorzystać wzorzec:</text:p>
      <text:p text:style-name="Standard"><text:soft-page-break/>A. Budowniczy</text:p>
      <text:p text:style-name="Standard">B. Iterator</text:p>
      <text:p text:style-name="Standard">C. Singleton</text:p>
      <text:p text:style-name="Standard">D. Interpreter</text:p>
      <text:p text:style-name="Standard"/>
      <text:p text:style-name="Standard">D</text:p>
      <text:p text:style-name="Standard"/>
      <text:p text:style-name="Standard">25. Gdy tworzenie obiektu danej klasy jest operacją złożoną, wygodnie jest użyć wzorca:</text:p>
      <text:p text:style-name="Standard">A. Strategia</text:p>
      <text:p text:style-name="Standard">B. Dekorator</text:p>
      <text:p text:style-name="Standard">C. Polecenie</text:p>
      <text:p text:style-name="Standard">D. Metoda wytwórcza</text:p>
      <text:p text:style-name="Standard"/>
      <text:p text:style-name="Standard">D</text:p>
      <text:p text:style-name="Standard"/>
      <text:p text:style-name="Standard">26. Kiedy wzorzec "Singleton" wymaga dodatkowych zabezpieczeń podczas tworzenia instancji danej klasy?</text:p>
      <text:p text:style-name="Standard">A. W aplikacjach wielowątkowych</text:p>
      <text:p text:style-name="Standard">B. Gdy chcemy mieć globalny dostęp do danej instancji</text:p>
      <text:p text:style-name="Standard">C. Gdy chcemy stworzyć kilka instancji danej klasy</text:p>
      <text:p text:style-name="Standard">D. W programach do wizualizacji plików graficznych</text:p>
      <text:p text:style-name="Standard"/>
      <text:p text:style-name="Standard">A</text:p>
      <text:p text:style-name="Standard"/>
      <text:p text:style-name="Standard"/>
      <text:p text:style-name="Standard">27. Wskaż słowo, które nie pasuje do pozostałych:</text:p>
      <text:p text:style-name="Standard">A. Budowniczy</text:p>
      <text:p text:style-name="Standard">B. Adapter</text:p>
      <text:p text:style-name="Standard">C. Dekorator</text:p>
      <text:p text:style-name="Standard">D. Kompozyt</text:p>
      <text:p text:style-name="Standard"/>
      <text:p text:style-name="Standard">A</text:p>
      <text:p text:style-name="Standard"/>
      <text:p text:style-name="Standard">28. Który z podanych niżej wzorców uważany jest przez niektórych za antywzorzec?</text:p>
      <text:p text:style-name="Standard">A. Obserwator</text:p>
      <text:p text:style-name="Standard">B. Pyłek</text:p>
      <text:p text:style-name="Standard">C. Singleton</text:p>
      <text:p text:style-name="Standard">D. Most</text:p>
      <text:p text:style-name="Standard"/>
      <text:p text:style-name="Standard">C</text:p>
      <text:p text:style-name="Standard"/>
      <text:p text:style-name="Standard">29. Który z podanych niżej wzorców implementuje obiektowy odpowiednik zmiennej globalnej?</text:p>
      <text:p text:style-name="Standard">A. Most</text:p>
      <text:p text:style-name="Standard">B. Fabryka</text:p>
      <text:p text:style-name="Standard">C. Pełnomocnik</text:p>
      <text:p text:style-name="Standard">D. Singleton</text:p>
      <text:p text:style-name="Standard"/>
      <text:p text:style-name="Standard">D</text:p>
      <text:p text:style-name="Standard"/>
      <text:p text:style-name="Standard"/>
      <text:p text:style-name="Standard">30. Który z podanych niżej wzorców pozwala na zaprojektowanie aplikacji pracującej w kilku różnych trybach? </text:p>
      <text:p text:style-name="Standard"><text:soft-page-break/>A. Pełnomocnik</text:p>
      <text:p text:style-name="Standard">B. Fabryka</text:p>
      <text:p text:style-name="Standard">C. Singleton</text:p>
      <text:p text:style-name="Standard">D. Stan</text:p>
      <text:p text:style-name="Standard"/>
      <text:p text:style-name="Standard">D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M47S</meta:editing-duration>
    <meta:editing-cycles>5</meta:editing-cycles>
    <meta:generator>OpenOffice.org/3.3$Win32 OpenOffice.org_project/330m20$Build-9567</meta:generator>
    <dc:date>2012-10-24T17:45:00.76</dc:date>
    <meta:document-statistic meta:table-count="0" meta:image-count="0" meta:object-count="0" meta:page-count="7" meta:paragraph-count="233" meta:word-count="909" meta:character-count="6195"/>
    <dc:creator>a </dc:creator>
    <meta:user-defined meta:name="Info 1"/>
    <meta:user-defined meta:name="Info 2"/>
    <meta:user-defined meta:name="Info 3"/>
    <meta:user-defined meta:name="Info 4"/>
  </office:meta>
</office:document-meta>
</file>